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6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6.611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2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Id_auteur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Il faut tout prendre au sérieux, mais rien au tragiqu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is</text:p>
          </table:table-cell>
          <table:table-cell office:value-type="date" office:date-value="1873-05-24" calcext:value-type="date">
            <text:p>24/05/73</text:p>
          </table:table-cell>
        </table:table-row>
        <table:table-row table:style-name="ro1">
          <table:table-cell office:value-type="string" calcext:value-type="string">
            <text:p>Je suis, vous le savez, messieurs, profondément républicain et profondément conservateu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aris</text:p>
          </table:table-cell>
          <table:table-cell office:value-type="date" office:date-value="1876-12-14" calcext:value-type="date">
            <text:p>14/12/76</text:p>
          </table:table-cell>
        </table:table-row>
        <table:table-row table:style-name="ro1">
          <table:table-cell office:value-type="string" calcext:value-type="string">
            <text:p>Quand la France aura fait entendre sa voix souveraine […] il faudra se soumettre ou se démettre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Lille</text:p>
          </table:table-cell>
          <table:table-cell office:value-type="date" office:date-value="1877-08-15" calcext:value-type="date">
            <text:p>15/08/77</text:p>
          </table:table-cell>
        </table:table-row>
        <table:table-row table:style-name="ro1">
          <table:table-cell office:value-type="string" calcext:value-type="string">
            <text:p>Que d'eau, que d'eau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oulouse</text:p>
          </table:table-cell>
          <table:table-cell office:value-type="date" office:date-value="1875-06-26" calcext:value-type="date">
            <text:p>26/06/75</text:p>
          </table:table-cell>
        </table:table-row>
        <table:table-row table:style-name="ro1">
          <table:table-cell office:value-type="string" calcext:value-type="string">
            <text:p>Pacifier, réorganiser, relever le crédit, ranimer le travail, voilà la seule politique possible et même concevable en ce momen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Bordeaux</text:p>
          </table:table-cell>
          <table:table-cell office:value-type="date" office:date-value="1871-02-19" calcext:value-type="date">
            <text:p>19/02/71</text:p>
          </table:table-cell>
        </table:table-row>
        <table:table-row table:style-name="ro1">
          <table:table-cell office:value-type="string" calcext:value-type="string">
            <text:p>La République sera conservatrice ou elle ne sera pa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is</text:p>
          </table:table-cell>
          <table:table-cell office:value-type="date" office:date-value="1872-11-13" calcext:value-type="date">
            <text:p>13/11/72</text:p>
          </table:table-cell>
        </table:table-row>
        <table:table-row table:style-name="ro1">
          <table:table-cell office:value-type="string" calcext:value-type="string">
            <text:p>La France est un éblouissement pour le monde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aris</text:p>
          </table:table-cell>
          <table:table-cell office:value-type="date" office:date-value="1878-05-01" calcext:value-type="date">
            <text:p>01/05/78</text:p>
          </table:table-cell>
        </table:table-row>
        <table:table-row table:style-name="ro1">
          <table:table-cell office:value-type="string" calcext:value-type="string">
            <text:p>Nos ministres ? De simples numéros d'ordre sortis au hasard de la foule représentative que nous décorons du beau nom de Parlement 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aris</text:p>
          </table:table-cell>
          <table:table-cell table:style-name="Default" office:value-type="float" office:value="1879" calcext:value-type="float">
            <text:p>1879</text:p>
          </table:table-cell>
        </table:table-row>
        <table:table-row table:style-name="ro1">
          <table:table-cell office:value-type="string" calcext:value-type="string">
            <text:p>Citoyens, j’avais dit : le jour où la République rentrera, je rentrerai. Me voici 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aris</text:p>
          </table:table-cell>
          <table:table-cell office:value-type="date" office:date-value="1870-09-05" calcext:value-type="date">
            <text:p>05/09/70</text:p>
          </table:table-cell>
        </table:table-row>
        <table:table-row table:style-name="ro1">
          <table:table-cell office:value-type="string" calcext:value-type="string">
            <text:p>L’Assemblée refuse la parole à M. Victor Hugo, parce qu’il ne parle pas français 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Bordeaux</text:p>
          </table:table-cell>
          <table:table-cell office:value-type="date" office:date-value="1871-03-08" calcext:value-type="date">
            <text:p>08/03/71</text:p>
          </table:table-cell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Date_naissance</text:p>
          </table:table-cell>
          <table:table-cell office:value-type="string" calcext:value-type="string">
            <text:p>Date_décè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Adolphe Thiers</text:p>
          </table:table-cell>
          <table:table-cell office:value-type="float" office:value="1797" calcext:value-type="float">
            <text:p>1797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Jules Simon</text:p>
          </table:table-cell>
          <table:table-cell office:value-type="float" office:value="1814" calcext:value-type="float">
            <text:p>1814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Léon Gambetta</text:p>
          </table:table-cell>
          <table:table-cell office:value-type="float" office:value="1838" calcext:value-type="float">
            <text:p>1838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Patrice de Mac Mahon</text:p>
          </table:table-cell>
          <table:table-cell office:value-type="float" office:value="1808" calcext:value-type="float">
            <text:p>1808</text:p>
          </table:table-cell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Victor Hugo</text:p>
          </table:table-cell>
          <table:table-cell office:value-type="float" office:value="1802" calcext:value-type="float">
            <text:p>1802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Hippolyte-Louis de Lorgeril</text:p>
          </table:table-cell>
          <table:table-cell office:value-type="float" office:value="1811" calcext:value-type="float">
            <text:p>1811</text:p>
          </table:table-cell>
          <table:table-cell office:value-type="float" office:value="1888" calcext:value-type="float">
            <text:p>1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09:19:16.1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16T09:42:15.982000000</dc:date>
    <meta:editing-duration>PT31M39S</meta:editing-duration>
    <meta:editing-cycles>8</meta:editing-cycles>
    <meta:generator>LibreOffice/7.2.4.1$Windows_X86_64 LibreOffice_project/27d75539669ac387bb498e35313b970b7fe9c4f9</meta:generator>
    <meta:document-statistic meta:table-count="2" meta:cell-count="72" meta:object-count="0"/>
  </office:meta>
</office:document-meta>
</file>